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ABE0000109A228AF41BEC1DA4E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 style:master-page-name="Right_20_Page">
      <style:paragraph-properties style:page-number="auto"/>
      <style:text-properties officeooo:rsid="003f8bb5" officeooo:paragraph-rsid="003f8bb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834cm" svg:y="0cm" svg:width="18.055cm" svg:height="27.899cm" draw:z-index="0">
        <draw:image xlink:href="Pictures/1000020100000ABE0000109A228AF41BEC1DA4E0.png" xlink:type="simple" xlink:show="embed" xlink:actuate="onLoad"/>
      </draw:frame>
      <text:h text:style-name="P1" text:outline-level="1">DGBE Tuning Chord Chart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40M</meta:editing-duration>
    <meta:editing-cycles>48</meta:editing-cycles>
    <meta:generator>LibreOffice/5.2.7.2$Linux_X86_64 LibreOffice_project/20m0$Build-2</meta:generator>
    <dc:title>Lyrics + Chords</dc:title>
    <dc:date>2017-10-15T15:47:08.143186386</dc:date>
    <meta:print-date>2017-04-03T12:23:29.985893000</meta:print-date>
    <meta:document-statistic meta:table-count="0" meta:image-count="1" meta:object-count="0" meta:page-count="1" meta:paragraph-count="1" meta:word-count="4" meta:character-count="23" meta:non-whitespace-character-count="20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